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2" style:family="paragraph" style:parent-style-name="Heading_20_3">
      <style:paragraph-properties fo:margin-left="0cm" fo:margin-right="0cm" fo:margin-top="0.476cm" fo:margin-bottom="0.238cm" loext:contextual-spacing="false" fo:line-height="110%" fo:orphans="2" fo:widows="2" fo:text-indent="0cm" style:auto-text-indent="false"/>
      <style:text-properties fo:font-variant="normal" fo:text-transform="none" fo:color="#333333" style:font-name="Open Sans" fo:font-size="17.25pt" fo:letter-spacing="normal" fo:font-style="normal" fo:font-weight="bold"/>
    </style:style>
    <style:style style:name="P3" style:family="paragraph" style:parent-style-name="Text_20_body">
      <style:paragraph-properties fo:margin-left="0cm" fo:margin-right="0cm" fo:margin-top="0cm" fo:margin-bottom="0.238cm" loext:contextual-spacing="false" fo:orphans="2" fo:widows="2" fo:text-indent="0cm" style:auto-text-indent="false"/>
    </style:style>
    <style:style style:name="P4"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5" style:family="paragraph" style:parent-style-name="Heading_20_3">
      <style:paragraph-properties fo:margin-left="0cm" fo:margin-right="0cm" fo:margin-top="0.476cm" fo:margin-bottom="0.238cm" loext:contextual-spacing="false" fo:line-height="110%" fo:orphans="2" fo:widows="2" fo:text-indent="0cm" style:auto-text-indent="false"/>
      <style:text-properties fo:font-variant="normal" fo:text-transform="none" fo:color="#333333" style:font-name="Open Sans" fo:font-size="17.25pt" fo:letter-spacing="normal" fo:font-style="normal" fo:font-weight="bold"/>
    </style:style>
    <style:style style:name="T1" style:family="text">
      <style:text-properties fo:font-variant="normal" fo:text-transform="none" fo:color="#333333" style:font-name="Open Sans" fo:font-size="11.25pt" fo:letter-spacing="normal" fo:font-style="normal" fo:font-weight="bold"/>
    </style:style>
    <style:style style:name="T2" style:family="text">
      <style:text-properties fo:font-variant="normal" fo:text-transform="none" fo:color="#333333" style:font-name="Open Sans" fo:font-size="11.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pache Hadoop is a suite of components. Let us take a look at each of these components briefly. We will cover the details in depth during the full course.</text:p>
      <text:h text:style-name="P2" text:outline-level="3">HDFS</text:h>
      <text:p text:style-name="P1">HDFS or Hadoop Distributed File System is the most important component because the entire eco-system depends upon it. It is based on Google File System.</text:p>
      <text:p text:style-name="P1">It is basically a file system which runs on many computers to provide a humongous storage. If you want to store your petabytes of data in the form of files, you can use HDFS.</text:p>
      <text:p text:style-name="P1">YARN or yet another resource negotiator keeps track of all the resources (CPU, Memory) of machines in the network and run the applications. Any application which wants to run in distributed fashion would interact with YARN.</text:p>
      <text:h text:style-name="P2" text:outline-level="3">HBase</text:h>
      <text:p text:style-name="P1">HBase provides humongous storage in the form of a database table. So, to manage humongous records, you would like to use HBase.</text:p>
      <text:p text:style-name="P1">HBase is a kind NoSQL Datastore.</text:p>
      <text:h text:style-name="P2" text:outline-level="3">MapReduce</text:h>
      <text:p text:style-name="P1">MapReduce is a framework for distributed computing. It utilizes YARN to execute programs and has a very good sorting engine.</text:p>
      <text:p text:style-name="P1">You write your programs in two parts Map and reduce. The map part transforms the raw data into key-value and reduce part groups and combines data based on the key. We will learn MapReduce in details later.</text:p>
      <text:h text:style-name="P2" text:outline-level="3">Spark</text:h>
      <text:p text:style-name="P1">Spark is another computational framework similar to MapReduce but faster and more recent. It uses similar constructs as MapReduce to solve big data problems.</text:p>
      <text:p text:style-name="P1">Spark has its own huge stack. We will cover in details soon.</text:p>
      <text:h text:style-name="P2" text:outline-level="3">Hive</text:h>
      <text:p text:style-name="P1">Writing code in MapReduce is very time-consuming. So, Apache Hive makes it possible to write your logic in SQL which internally converts it into MapReduce. So, you can process humongous structured or semi-structured data with simple SQL using Hive.</text:p>
      <text:h text:style-name="P2" text:outline-level="3"><text:soft-page-break/>Pig (Latin)</text:h>
      <text:p text:style-name="P1">Pig Latin is a simplified SQL like language to express your ETL needs in stepwise fashion. Pig is the engine that translates Pig Latin into Map Reduce and executes it on Hadoop.</text:p>
      <text:h text:style-name="P2" text:outline-level="3">Mahout</text:h>
      <text:p text:style-name="P1">Mahout is a library of machine learning algorithms that run in a distributed fashion. Since machine learning algorithms are complex and time-consuming, mahout breaks down work such that it gets executed on MapReduce running on many machines.</text:p>
      <text:h text:style-name="P2" text:outline-level="3">ZooKeeper</text:h>
      <text:p text:style-name="P1">Apache Zookeeper is an independent component which is used by various distributed frameworks such as HDFS, HBase, Kafka, YARN. It is used for the coordination between various components. It provides a distributed configuration service, synchronization service, and naming registry for large distributed systems.</text:p>
      <text:h text:style-name="P2" text:outline-level="3">Flume</text:h>
      <text:p text:style-name="P1">Flume makes it possible to continuously pump the unstructured data from many sources to a central source such as HDFS.</text:p>
      <text:p text:style-name="P1">If you have many machines continuously generating data such as Webserver Logs, you can use flume to aggregate data at a central place such as HDFS.</text:p>
      <text:h text:style-name="P2" text:outline-level="3">SQOOP</text:h>
      <text:p text:style-name="P1">Sqoop is used to transport data between Hadoop and SQL Databases. Sqoop utilizes MapReduce to efficiently transport data using many machines in a network.</text:p>
      <text:h text:style-name="P2" text:outline-level="3">Oozie</text:h>
      <text:p text:style-name="P1">Since a project might involve many components, there is a need of a workflow engine to execute work in sequence.</text:p>
      <text:p text:style-name="P1">For example, a typical project might involve importing data from SQL Server, running some Hive Queries, doing predictions with Mahout, Saving data back to an SQL Server.</text:p>
      <text:p text:style-name="P1">This kind of workflow can be easily accomplished with Oozie.</text:p>
      <text:h text:style-name="P2" text:outline-level="3">User Interaction</text:h>
      <text:p text:style-name="P1">A user can either talk to the various components of Hadoop using Command Line Interface, Web interface, API or using Oozie.</text:p>
      <text:p text:style-name="Standard"/>
      <text:p text:style-name="P3"><text:soft-page-break/><text:span text:style-name="Strong_20_Emphasis"><text:span text:style-name="T1">Apache Spark</text:span></text:span><text:span text:style-name="T2"> is a fast and general engine for large-scale data processing.</text:span></text:p>
      <text:p text:style-name="P1">It is around 100 times faster than MapReduce using only RAM and 10 times faster if using the disk.</text:p>
      <text:p text:style-name="P1">It builds upon similar paradigms as MapReduce.</text:p>
      <text:p text:style-name="P1">It is well integrated with Hadoop as it can run on top of YARN and can access HDFS.</text:p>
      <text:h text:style-name="P2" text:outline-level="3">Resource Managers</text:h>
      <text:p text:style-name="P1">A cluster resource manager or resource manager is a software component which manages the various resources such as memory, disk, CPU of the machines connected in the cluster.</text:p>
      <text:p text:style-name="P1">Apache Spark can run on top of many cluster resource managers such YARN, Amazon EC2 or Mesos. If you don't have any resource managers yet, you can use Apache Spark in Standalone mode.</text:p>
      <text:h text:style-name="P2" text:outline-level="3">Sources</text:h>
      <text:p text:style-name="P1">Instead of building own file or data storages, Apache spark made it possible to read from all kinds of data sources: Hadoop Distributed File System, HBase, Hive, Tachyon, Cassandra.</text:p>
      <text:h text:style-name="P2" text:outline-level="3">Libraries</text:h>
      <text:p text:style-name="P3"><text:span text:style-name="T2">Apache Spark comes with great set of libraries. </text:span><text:span text:style-name="Strong_20_Emphasis"><text:span text:style-name="T1">Data frames</text:span></text:span><text:span text:style-name="T2"> provide a generic way to represent the data in the tabular structure. The data frames make it possible to query data using R or SQL instead of writing tonnes of code.</text:span></text:p>
      <text:p text:style-name="P3"><text:span text:style-name="Strong_20_Emphasis"><text:span text:style-name="T1">Streaming Library</text:span></text:span><text:span text:style-name="T2"> makes it possible to process fast incoming streaming of huge data using Spark.</text:span></text:p>
      <text:p text:style-name="P3"><text:span text:style-name="Strong_20_Emphasis"><text:span text:style-name="T1">MLLib</text:span></text:span><text:span text:style-name="T2"> is a very rich machine learning library. It provides very sophisticated algorithms which run in distributed fashion.</text:span></text:p>
      <text:p text:style-name="P3"><text:span text:style-name="Strong_20_Emphasis"><text:span text:style-name="T1">GraphX</text:span></text:span><text:span text:style-name="T2"> makes it very simple to represent huge data as a graph. It proves library of algorithms to process graphs using multiple computers.</text:span></text:p>
      <text:p text:style-name="P3"><text:span text:style-name="T2">Spark and its libraries can be used with </text:span><text:span text:style-name="Strong_20_Emphasis"><text:span text:style-name="T1">Scala, Java, Python, R, and SQL</text:span></text:span><text:span text:style-name="T2">. The only exception is GraphX which can only be used with Scala and Java.</text:span></text:p>
      <text:p text:style-name="P1">With these set of libraries, it is possible to do ETL, Machine Learning, Real time data processing and graph processing on Big Data.</text:p>
      <text:p text:style-name="P1">We will cover each component in details as we go forw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00:13:00.166338477</meta:creation-date>
    <dc:date>2020-03-07T00:14:00.416212687</dc:date>
    <meta:editing-duration>PT29S</meta:editing-duration>
    <meta:editing-cycles>2</meta:editing-cycles>
    <meta:generator>LibreOffice/6.0.7.3$Linux_X86_64 LibreOffice_project/00m0$Build-3</meta:generator>
    <meta:document-statistic meta:table-count="0" meta:image-count="0" meta:object-count="0" meta:page-count="3" meta:paragraph-count="50" meta:word-count="868" meta:character-count="5145" meta:non-whitespace-character-count="4327"/>
  </office:meta>
</office:document-meta>
</file>